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automatic-styles>
    <style:style style:name="P1" style:family="paragraph" style:parent-style-name="Standard" style:list-style-name="Hierarchical_20_-_20_1_2c__20_a_2c__20_i_2c__20_etc."/>
    <style:style style:name="P2" style:family="paragraph" style:parent-style-name="Text_20_body" style:list-style-name="Hierarchical_20_-_20_1_2c__20_a_2c__20_i_2c__20_etc."/>
    <style:style style:name="P3" style:family="paragraph" style:parent-style-name="Text_20_body" style:list-style-name="Bullets_20_-_20_diamond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ual help system based on vim</text:p>
      <text:p text:style-name="Subtitle"><text:a xlink:type="simple" xlink:href="mailto:someonesdad1@gmail.com" text:style-name="Internet_20_link" text:visited-style-name="Visited_20_Internet_20_Link">someonesdad1@gmail.com</text:a> <text:s/>Created 12 Aug 2012, updated 27 Jul 2022</text:p>
      <text:p text:style-name="Text_20_body"/>
      <text:p text:style-name="Text_20_body">I describe a reference system I use to index and find textual information quickly. <text:s/>I wanted the following things for my reference system:</text:p>
      <text:list xml:id="list3066393822972131471" text:style-name="Hierarchical_20_-_20_1_2c__20_a_2c__20_i_2c__20_etc.">
        <text:list-item>
          <text:p text:style-name="P1">Minimize coding</text:p>
        </text:list-item>
        <text:list-item>
          <text:p text:style-name="P1">Use hyperlinks</text:p>
        </text:list-item>
        <text:list-item>
          <text:p text:style-name="P1">Highlighting by color coding</text:p>
        </text:list-item>
        <text:list-item>
          <text:p text:style-name="P1">Fast navigation</text:p>
        </text:list-item>
        <text:list-item>
          <text:p text:style-name="P1">Self-contained</text:p>
        </text:list-item>
        <text:list-item>
          <text:p text:style-name="P2">Run on many platforms</text:p>
        </text:list-item>
      </text:list>
      <text:p text:style-name="Text_20_body">I'd been mulling this reference system over for a number of years in the 1990's. <text:s/>I'd been using my help files for a few decades, but I had to open them up manually and remember their names. <text:s/>I used a shell script to do this work on UNIX boxes. <text:s/>I was thinking I was going to have to write a tool in C and I didn't want to do all the work for this. <text:s/></text:p>
      <text:p text:style-name="Text_20_body">One day in the early 2000's it struck me that I was already using a good tool for the job, vim, an improved version of the vi editor. <text:s/>I could adapt vim's help system to view my help files, as they were all pain ASCII text (however, vim works well with Unicode and these files can contain most Unicode characters you'd want to use). <text:s/>Navigation would be easy because I would be using a tool I was already familiar with. <text:s/></text:p>
      <text:p text:style-name="Text_20_body">In an hour or so, I had my reference system set up and working. <text:s/>I already had around 20000 lines of reference text set up. <text:s/>I was viewing that information with hyperlinks after another hour or two of fiddling. <text:s/>Now I could focus on content rather than generating the tool. <text:s/></text:p>
      <text:p text:style-name="Text_20_body">Some of the advantages of this solution are:</text:p>
      <text:list xml:id="list608394458544041850" text:style-name="Bullets_20_-_20_diamonds">
        <text:list-item text:start-value="1">
          <text:p text:style-name="P3">Most of the needed functionality was already available. <text:s/>I used to use a mish-mash of various tools (C programs and shell scripts/functions), but in Mar 2022, I wrote a single python script to do the work.</text:p>
        </text:list-item>
        <text:list-item>
          <text:p text:style-name="P3">Once the hyperlinks (tags) are set up, navigation is fast. <text:s/>These "hyperlinks" must only contain characters used for identifiers in the C programming language.</text:p>
        </text:list-item>
        <text:list-item>
          <text:p text:style-name="P3">My help files are free form. <text:s/>I can put in whatever textual information I want. <text:s/></text:p>
        </text:list-item>
        <text:list-item>
          <text:p text:style-name="P3">vim allows you to customize your solution through its many options and scripting capabilities.</text:p>
        </text:list-item>
      </text:list>
      <text:p text:style-name="Text_20_body">A disadvantage is that I'm limited to Unicode text. <text:s/>This isn't a severe problem, as I use other tools I've written for stuff that needs a GUI to display.</text:p>
      <text:h text:style-name="Heading_20_2" text:outline-level="2">How to use</text:h>
      <text:p text:style-name="Text_20_body">If you have the git repository installed, run the <text:span text:style-name="Code">build.py</text:span> script. <text:s/>This will populate the <text:span text:style-name="Code">output</text:span> directory with the help files. <text:s/>Move this directory to wherever you want it. <text:s/>To read the help, open the file <text:span text:style-name="Code">output/index.hlp</text:span> and press <text:span text:style-name="Code">control-[</text:span> on any of the words to open the file associated with that word.</text:p>
      <text:p text:style-name="Text_20_body">Use the <text:span text:style-name="Code">-h</text:span> option to the <text:span text:style-name="Code">build.py</text:span> script to learn about the script and how to modify the help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 svg:font-family="Aria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Arial"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5.08mm" fo:margin-right="0mm" fo:text-indent="0mm" style:auto-text-indent="false"/>
      <style:text-properties fo:font-size="11pt"/>
    </style:style>
    <style:style style:name="Heading" style:family="paragraph" style:parent-style-name="Standard" style:next-style-name="Text_20_body" style:class="text">
      <style:paragraph-properties fo:margin-top="4.23mm" fo:margin-bottom="2.12mm"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left="5.08mm" fo:margin-right="0mm" fo:margin-top="0mm" fo:margin-bottom="2.03mm" fo:text-indent="0mm" style:auto-text-indent="false"/>
      <style:text-properties fo:font-size="11pt"/>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fo:font-weight="bold"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2" style:display-name="Heading 2" style:family="paragraph" style:parent-style-name="Heading" style:next-style-name="Text_20_body" style:default-outline-level="2" style:class="text">
      <style:paragraph-properties fo:margin-left="0mm" fo:margin-right="0mm" fo:margin-top="0mm" fo:margin-bottom="2.03mm" fo:text-indent="0m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paragraph-properties fo:margin-left="0mm" fo:margin-right="0mm" fo:margin-top="5.08mm" fo:margin-bottom="2.03mm" fo:text-align="center" style:justify-single-word="false" fo:text-indent="0mm" style:auto-text-indent="false" fo:background-color="#e6e6e6">
        <style:background-image/>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27mm" fo:margin-right="0mm" fo:margin-top="0mm" fo:margin-bottom="1.27mm" fo:text-indent="0mm" style:auto-text-indent="false"/>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2.54mm" fo:margin-right="0mm" fo:margin-top="1.27mm" fo:margin-bottom="1.27mm" fo:text-indent="0mm" style:auto-text-indent="false" fo:background-color="transparent">
        <style:background-image/>
      </style:paragraph-properties>
      <style:text-properties fo:font-size="12pt" fo:font-style="normal" style:text-underline-style="solid" style:text-underline-width="bold"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3.81mm" fo:margin-right="0mm" fo:margin-top="1.27mm" fo:margin-bottom="1.27mm" fo:text-indent="0mm" style:auto-text-indent="false"/>
      <style:text-properties fo:font-size="11pt"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text-properties fo:font-size="11pt"/>
    </style:style>
    <style:style style:name="Table_20_Contents" style:display-name="Table Contents" style:family="paragraph" style:parent-style-name="Standard" style:class="extra" style:master-page-name="">
      <style:paragraph-properties fo:margin-left="0mm" fo:margin-right="0mm" fo:text-indent="0mm" style:auto-text-indent="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Heading" style:next-style-name="Subtitle" style:class="chapter">
      <style:paragraph-properties fo:margin-top="0mm" fo:margin-bottom="2.03mm"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mm" fo:margin-bottom="0.51mm" fo:text-align="center" style:justify-single-word="false"/>
      <style:text-properties fo:font-size="11pt"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master-page-name="">
      <style:paragraph-properties fo:margin-left="7.62mm" fo:margin-right="0mm" fo:text-indent="0mm" style:auto-text-indent="false" style:page-number="auto"/>
      <style:text-properties fo:color="#00538d" style:font-name="Lucida Console" fo:font-size="10pt" fo:font-weight="normal"/>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mm" fo:margin-bottom="2.03mm"/>
    </style:style>
    <style:style style:name="Where" style:family="paragraph" style:parent-style-name="Text_20_body" style:class="text">
      <style:paragraph-properties fo:margin-left="12.51mm" fo:margin-right="0mm" fo:margin-top="0mm" fo:margin-bottom="0mm" fo:text-indent="0mm" style:auto-text-indent="false" fo:background-color="transparent">
        <style:background-image/>
      </style:paragraph-properties>
    </style:style>
    <style:style style:name="Where_20_end" style:display-name="Where end" style:family="paragraph" style:parent-style-name="Where" style:next-style-name="Text_20_body" style:class="text">
      <style:paragraph-properties fo:margin-top="0mm" fo:margin-bottom="2.03mm" fo:background-color="transparent">
        <style:background-image/>
      </style:paragraph-properties>
    </style:style>
    <style:style style:name="Comment" style:family="paragraph" style:parent-style-name="Code">
      <style:text-properties fo:color="#800000"/>
    </style:style>
    <style:style style:name="Reference" style:family="paragraph" style:parent-style-name="Text_20_body">
      <style:paragraph-properties fo:margin-left="5.08mm" fo:margin-right="0mm" fo:text-indent="0mm" style:auto-text-indent="false">
        <style:tab-stops/>
      </style:paragraph-properties>
    </style:style>
    <style:style style:name="Default_20_Paragraph_20_Font" style:display-name="Default Paragraph Font" style:family="text"/>
    <style:style style:name="TT" style:family="text" style:parent-style-name="Default_20_Paragraph_20_Font">
      <style:text-properties style:font-name="Courier New1"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text-properties fo:color="#000066" style:font-name="Lucida Console" fo:font-size="11pt" fo:language="zxx" fo:country="none" fo:font-weight="normal"/>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Emphasis">
      <style:text-properties fo:font-size="11pt"/>
    </style:style>
    <style:style style:name="Keyword" style:family="text" style:parent-style-name="Important_20_-_20_blue">
      <style:text-properties fo:color="#008080"/>
    </style:style>
    <style:style style:name="Section" style:family="text" style:parent-style-name="Important"/>
    <style:style style:name="Article_20_title" style:display-name="Article title" style:family="text" style:parent-style-name="Book_20_title"/>
    <style:style style:name="Code_2c__20_important" style:display-name="Code, important" style:family="text" style:parent-style-name="Code">
      <style:text-properties fo:color="#b800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mm" svg:y="0mm" fo:margin-left="1.02mm" fo:margin-right="1.02mm" fo:margin-top="1.02mm" fo:margin-bottom="1.02mm" style:wrap="parallel" style:number-wrapped-paragraphs="no-limit" style:wrap-contour="false" style:vertical-pos="top" style:vertical-rel="paragraph-content" style:horizontal-pos="center" style:horizontal-rel="paragraph-content" fo:background-color="transparent" style:background-transparency="100%" fo:padding="1.5mm" fo:border="0.02mm solid #000000">
        <style:background-image/>
      </style:graphic-properties>
    </style:style>
    <style:style style:name="Graphics" style:family="graphic">
      <style:graphic-properties text:anchor-type="paragraph" svg:x="0mm" svg:y="0mm" fo:margin-top="0mm" fo:margin-bottom="2.54mm" style:wrap="none" style:vertical-pos="top" style:vertical-rel="paragraph" style:horizontal-pos="center" style:horizontal-rel="paragraph" fo:background-color="transparent" style:background-transparency="100%">
        <style:background-image/>
        <style:columns fo:column-count="1" fo:column-gap="0mm"/>
      </style:graphic-properties>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1.02mm" fo:margin-right="1.02mm" style:protect="size position" style:wrap="parallel" style:number-wrapped-paragraphs="no-limit" style:wrap-contour="false"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5.24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17.78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12.7mm"/>
        </style:list-level-properties>
      </text:list-level-style-number>
      <text:list-level-style-bullet text:level="5"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6"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7"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8"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9"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10"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08T09:14:11.67</meta:creation-date>
    <meta:editing-cycles>5</meta:editing-cycles>
    <meta:editing-duration>PT27M27S</meta:editing-duration>
    <meta:generator>OpenOffice/4.1.6$Win32 OpenOffice.org_project/416m1$Build-9790</meta:generator>
    <dc:date>2022-07-27T16:42:58.68</dc:date>
    <meta:document-statistic meta:table-count="0" meta:image-count="0" meta:object-count="0" meta:page-count="1" meta:paragraph-count="21" meta:word-count="469" meta:character-count="2558"/>
    <meta:user-defined meta:name="Info 1"/>
    <meta:user-defined meta:name="Info 2"/>
    <meta:user-defined meta:name="Info 3"/>
    <meta:user-defined meta:name="Info 4"/>
    <meta:template xlink:type="simple" xlink:actuate="onRequest" xlink:title="Normal" xlink:href="../../p/doc/templates_open_office/Normal.ott" meta:date="2010-11-30T13:06:41"/>
  </office:meta>
</office:document-meta>
</file>